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text-properties style:text-underline-style="non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start" style:justify-single-word="false"/>
      <style:text-properties style:font-name="Times New Roman" fo:font-size="12pt" fo:language="en" fo:country="GB" style:text-underline-style="none" style:font-size-asian="12pt" style:font-name-complex="Times New Roman1"/>
    </style:style>
    <style:style style:name="P4" style:family="paragraph" style:parent-style-name="Heading_20_1">
      <style:paragraph-properties fo:line-height="150%"/>
      <style:text-properties style:text-underline-style="none"/>
    </style:style>
    <style:style style:name="P5" style:family="paragraph" style:parent-style-name="Heading_20_1">
      <style:paragraph-properties fo:line-height="150%" fo:break-before="page"/>
      <style:text-properties style:text-underline-style="none"/>
    </style:style>
    <style:style style:name="P6"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Heading_20_2">
      <style:paragraph-properties fo:line-height="150%"/>
      <style:text-properties style:text-underline-style="none"/>
    </style:style>
    <style:style style:name="P8" style:family="paragraph" style:parent-style-name="Heading_20_2">
      <style:paragraph-properties fo:line-height="150%" fo:break-before="page"/>
      <style:text-properties style:text-underline-style="none"/>
    </style:style>
    <style:style style:name="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fo:font-size="12pt" fo:language="en" fo:country="GB" style:font-size-asian="12pt" style:font-name-complex="Times New Roman1"/>
    </style:style>
    <style:style style:name="T2" style:family="text">
      <style:text-properties style:font-name="Times New Roman" fo:font-size="12pt" fo:language="en" fo:country="GB" style:text-underline-style="none" style:font-size-asian="12pt" style:font-name-complex="Times New Roman1"/>
    </style:style>
    <style:style style:name="T3" style:family="text">
      <style:text-properties style:font-name="Times New Roman" fo:font-size="12pt" fo:language="en" fo:country="GB" fo:font-style="italic" style:font-size-asian="12pt" style:font-style-asian="italic" style:font-name-complex="Times New Roman1"/>
    </style:style>
    <style:style style:name="T4" style:family="text">
      <style:text-properties style:font-name="Times New Roman" fo:font-size="12pt" fo:language="en" fo:country="GB" fo:font-style="italic" style:text-underline-style="none" style:font-size-asian="12pt" style:font-style-asian="italic" style:font-name-complex="Times New Roman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MGMM – A Bowtie based mapper for Oxford Nanopore Sequencing reads</text:p>
      <text:p text:style-name="P9"/>
      <text:p text:style-name="P9">Ron Fechter, Jonas Galli,</text:p>
      <text:p text:style-name="P9">Felix Offensperger, Florian Tichawa</text:p>
      <text:p text:style-name="P9"/>
      <text:p text:style-name="P10">Created for GoBi 2017</text:p>
      <text:p text:style-name="P10">LMU</text:p>
      <text:p text:style-name="P10">Prof. Zimmer</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11">Inhaltsverzeichnis</text:p>
          </text:index-title>
          <text:p text:style-name="P13">1. Seeding<text:tab/>3</text:p>
          <text:p text:style-name="P13">2. Filtering and Chaining<text:tab/>3</text:p>
          <text:p text:style-name="P13">3. Alignment<text:tab/>3</text:p>
          <text:p text:style-name="P12">3.1 Start and end position estimation<text:tab/>4</text:p>
          <text:p text:style-name="P12">3.2 Pathing<text:tab/>4</text:p>
          <text:p text:style-name="P12">3.3 Alignment<text:tab/>5</text:p>
          <text:p text:style-name="P12">3.4 Stitching<text:tab/>5</text:p>
          <text:p text:style-name="P12">3.5 Multithreading<text:tab/>5</text:p>
        </text:index-body>
      </text:table-of-content>
      <text:h text:style-name="P4" text:outline-level="1"/>
      <text:h text:style-name="P5" text:outline-level="1">1. Seeding</text:h>
      <text:p text:style-name="P2"><text:span text:style-name="T1">The length of the reads, mean of 1000 bp, makes it impossible to map the complete sequence against the genome; therefore, the first step of the alignment is seeding. During this step, the read is fragmented into small parts called seeds. A fix shift of five bp and a fix length were detected when analysing the coverage and the loss of mappings. For simplicity, the read is seeded in the sense he is written in the </text:span><text:span text:style-name="T3">fastQ</text:span><text:span text:style-name="T1"> file and the reverse complement of it, allowing so a mapping on the reverse strand too. </text:span></text:p>
      <text:p text:style-name="P3">After the fragmentation, the seeds are mapped with Bowtie 2. We use Bowtie 2 because of its quickness and precision in mapping short reads against a long genome. The parameter for the mapping are End-to-End mapping, allowing a maximum of one mismatch, not allowing mapping on the reverse strand and allowing only 100 alignments for each seed.</text:p>
      <text:h text:style-name="P4" text:outline-level="1">2. Filtering and Chaining</text:h>
      <text:p text:style-name="P2"><text:span text:style-name="T2">After the Bowtie 2 mapping of the seeds, the mappings must be filtered and grouped. Since not all mapped regions are relevant, only for those with overlapping seeds a further mapping makes sense. The first filtering step is the deletion of unmapped seeds. Then groups of overlapping seeds are identified. For each seed, we search for overlapping mappings, if there is at least one overlapping seed and the seeds are in a correct order the overlap can be extended forming a seed chain. The detection of the right order occurs using the seed ID. Knowing the ID, the seed length and the used shift one can determine if there is an overlap between the two seeds on the read. Only if there is an overlap on the read the seeds are added to the chain, else they are filtered out. The chain will be extended until the last seed of the chain will not have any overlap with other seeds. If a seed has no other overlapping seeds but in between two seeds in the right order, the seed is annotated as well. After filtering out the mappings of the sense or the antisense, due to the number of mappings or, if similar, the length of the chains, all annotated chains are written to a so-called </text:span><text:span text:style-name="T4">fastM</text:span><text:span text:style-name="T2"> file. In this file, the chains are grouped for all chromosomes of a read. </text:span></text:p>
      <text:h text:style-name="P4" text:outline-level="1">3. Alignment</text:h>
      <text:p text:style-name="P1">In the first step the mapper creates a list of all genes containing all relevant seeds, calculates all possible start and end positions of the read based on all known transcripts and gathers these coordinates as fixed points for the alignment.</text:p>
      <text:p text:style-name="P1">The second step is the pathing. The pathing algorithm determines all intron / exon combinations filling the gap between every pair of consecutive fixed points in transcriptomic and genomic space.</text:p>
      <text:p text:style-name="P1"><text:soft-page-break/>In the final step the aligner calculates a score for every pathing, selects the pathing with the highest score in every seed gap and creates the best possible alignment for every gene from the list created before.</text:p>
      <text:h text:style-name="P7" text:outline-level="2">3.1 Start and end position estimation</text:h>
      <text:p text:style-name="P1">In most cases the first and last mapped seed from a given read don't cover the read start and end. Because of that the read start and end position have to be estimated before being able to create a pathing. The mapper tracks the transcriptomic position of the read start (or end) back (or forward) based on the first (or last) mapped seed, translates this position to a genomic coordinate for every known transcript and executes the following steps for every possible start (or end) position. During the stitching the algorithm also selects the best start (or end) position based on the respective alignment scores.</text:p>
      <text:h text:style-name="P7" text:outline-level="2">3.2 Pathing</text:h>
      <text:p text:style-name="P1">The pathing is required because the gap between two seeds is still too big to be aligned as is. It's based on the assumption that every alignment consists out of close-to-linear exons (Besides the InDels resulting from the Nanopore Sequencing technology) and gap-free introns. Furthermore the algorithm assumes that every splice variant can be derived from the already known 5' and 3' splicing sites.</text:p>
      <text:p text:style-name="P1">The pather creates a list of all possible introns and exons in the mapping area by combining every 5' with every 3' splicing site and creates all subsets from this list with a total transcriptomic length equal to the read length and a total intronic length equal to the difference between genomic and transcriptomic length of the mapping area.</text:p>
      <text:p text:style-name="P1">Every subset now represents a rough mapping attempt between two seeds (Or a start / end position candidate and a seed).</text:p>
      <text:h text:style-name="P8" text:outline-level="2">3.3 Alignment</text:h>
      <text:p text:style-name="P1">The aligner calculates a score for every pathing by aligning the exon parts to their respective genomic sequence (According to the pathing) with a slightly changed Gotoh algoritm in global (For gaps between two seeds), start-freeshift (For start position candidates) or end-freeshift (For end position candidates) mode.</text:p>
      <text:h text:style-name="P7" text:outline-level="2">3.4 Stitching</text:h>
      <text:p text:style-name="P1">The final part consists of comparing all mapped pathings for every seed gap, picking the best-fitting pathing and inserting the intron and seed sequences to create the best possible alignment for every gene within the mapping area. The mapping with the highest score between all genes is marked as primary alignment, everything else is marked as secondary.</text:p>
      <text:h text:style-name="P7" text:outline-level="2">3.5 Multithreading</text:h>
      <text:p text:style-name="P1">Due to absolute isolation of every read during the alignment it's very easy to distribute the reads to different threads to map them independent and faster. The Java implementation uses the Java 8 Stream API which can be used to split the entire alignment process into multiple threads. The only choke points remaining are input and output operations while reading fastM oder writing SAM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Tichawa</meta:initial-creator>
    <meta:creation-date>2017-05-02T16:15:40.11</meta:creation-date>
    <dc:date>2017-05-03T15:49:37.42</dc:date>
    <dc:creator>Florian Tichawa</dc:creator>
    <meta:editing-duration>PT19M51S</meta:editing-duration>
    <meta:editing-cycles>3</meta:editing-cycles>
    <meta:generator>OpenOffice/4.1.3$Win32 OpenOffice.org_project/413m1$Build-9783</meta:generator>
    <meta:document-statistic meta:table-count="0" meta:image-count="0" meta:object-count="0" meta:page-count="5" meta:paragraph-count="36" meta:word-count="986" meta:character-count="5779"/>
  </office:meta>
</office:document-meta>
</file>